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af2d7"/>
    </style:style>
    <style:style style:name="P2" style:family="paragraph" style:parent-style-name="Text_20_body">
      <style:paragraph-properties fo:text-align="start" style:justify-single-word="false"/>
      <style:text-properties officeooo:rsid="000af2d7" officeooo:paragraph-rsid="000af2d7"/>
    </style:style>
    <style:style style:name="P3" style:family="paragraph" style:parent-style-name="Text_20_body">
      <style:paragraph-properties fo:text-align="center" style:justify-single-word="false"/>
      <style:text-properties officeooo:paragraph-rsid="000af2d7"/>
    </style:style>
    <style:style style:name="P4" style:family="paragraph" style:parent-style-name="Text_20_body">
      <style:paragraph-properties fo:text-align="start" style:justify-single-word="false"/>
      <style:text-properties officeooo:paragraph-rsid="000af2d7"/>
    </style:style>
    <style:style style:name="P5" style:family="paragraph" style:parent-style-name="Text_20_body" style:list-style-name="L1">
      <style:paragraph-properties fo:text-align="start" style:justify-single-word="false"/>
      <style:text-properties officeooo:paragraph-rsid="000af2d7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0b855f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b855f" officeooo:paragraph-rsid="000b97eb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b97eb" officeooo:paragraph-rsid="000b97eb"/>
    </style:style>
    <style:style style:name="T1" style:family="text">
      <style:text-properties officeooo:rsid="000af2d7"/>
    </style:style>
    <style:style style:name="T2" style:family="text">
      <style:text-properties officeooo:rsid="000b855f"/>
    </style:style>
    <style:style style:name="T3" style:family="text">
      <style:text-properties officeooo:rsid="000b97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OPUESTA</text:span></text:h>
      <text:p text:style-name="P3"/>
      <text:list xml:id="list785170722" text:style-name="L1">
        <text:list-item>
          <text:p text:style-name="P5"><text:span text:style-name="T1">El campo estado_id genera una redundancia ya que la tabla cat_municipios de la cual depende, ya depende por sí de la tabla cat_estados.</text:span></text:p>
        </text:list-item>
        <text:list-item>
          <text:p text:style-name="P7">Generar una tabla de sesion para la creacion de usuarios que tenga un id de sesion, usuario_id, fecha_creacion. Y asi vincular el id de sesion de de creación de usuario con el usuario correspondiente. <text:span text:style-name="T3">Para evitar la redundancia de esos campos en las 3 diferentes tablas que los contienen (adm_roles_usuario, adm_personas, adm_usuarios)</text:span></text:p>
        </text:list-item>
        <text:list-item>
          <text:p text:style-name="P6"><text:span text:style-name="T2">Generar una tabla de sesion para la modificación de usuarios que tenga un id de sesion, usuario_id, fecha_modificacion. Y asi vincular el id de sesion de modificación de usuario con el usuario correspondiente. </text:span><text:span text:style-name="T3">Para evitar la redundancia de esos campos en las 3 diferentes tablas que los contienen (adm_roles_usuario, adm_personas, adm_usuarios).</text:span></text:p>
        </text:list-item>
        <text:list-item>
          <text:p text:style-name="P8">Hacer una relación directa entre las tablas adm_usuarios y adm_personas. Partiendo de la premisa de que todos los usuarios son personas y que la tabla adm_usuario_personas no tiene relación con otras tablas.</text:p>
        </text:list-item>
      </text:list>
      <text:p text:style-name="P2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6T17:13:58.626000000</meta:creation-date>
    <dc:date>2020-06-16T17:42:15.309000000</dc:date>
    <meta:editing-duration>PT7M55S</meta:editing-duration>
    <meta:editing-cycles>1</meta:editing-cycles>
    <meta:document-statistic meta:table-count="0" meta:image-count="0" meta:object-count="0" meta:page-count="1" meta:paragraph-count="5" meta:word-count="163" meta:character-count="1035" meta:non-whitespace-character-count="881"/>
    <meta:generator>LibreOffice/6.4.4.2$Windows_X86_64 LibreOffice_project/3d775be2011f3886db32dfd395a6a6d1ca2630ff</meta:generator>
  </office:meta>
</office:document-meta>
</file>